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dd00" officeooo:paragraph-rsid="001cdd00"/>
    </style:style>
    <style:style style:name="P2" style:family="paragraph" style:parent-style-name="Standard">
      <style:text-properties officeooo:rsid="001eb078" officeooo:paragraph-rsid="001eb078"/>
    </style:style>
    <style:style style:name="P3" style:family="paragraph" style:parent-style-name="Standard">
      <style:text-properties officeooo:rsid="00203a0e" officeooo:paragraph-rsid="00203a0e"/>
    </style:style>
    <style:style style:name="P4" style:family="paragraph" style:parent-style-name="Standard">
      <style:text-properties officeooo:rsid="0020b82c" officeooo:paragraph-rsid="0020b82c"/>
    </style:style>
    <style:style style:name="P5" style:family="paragraph" style:parent-style-name="Standard">
      <style:text-properties officeooo:rsid="0020f02b" officeooo:paragraph-rsid="0020f02b"/>
    </style:style>
    <style:style style:name="P6" style:family="paragraph" style:parent-style-name="Standard">
      <style:text-properties officeooo:rsid="0022edd0" officeooo:paragraph-rsid="0022edd0"/>
    </style:style>
    <style:style style:name="P7" style:family="paragraph" style:parent-style-name="Standard">
      <style:text-properties officeooo:rsid="0024c31a" officeooo:paragraph-rsid="0024c31a"/>
    </style:style>
    <style:style style:name="P8" style:family="paragraph" style:parent-style-name="Standard">
      <style:text-properties officeooo:rsid="00285d86" officeooo:paragraph-rsid="00285d86"/>
    </style:style>
    <style:style style:name="P9" style:family="paragraph" style:parent-style-name="Standard">
      <style:text-properties officeooo:rsid="002c9a83" officeooo:paragraph-rsid="002c9a83"/>
    </style:style>
    <style:style style:name="P10" style:family="paragraph" style:parent-style-name="Standard">
      <style:text-properties officeooo:rsid="002d905e" officeooo:paragraph-rsid="002d905e"/>
    </style:style>
    <style:style style:name="P11" style:family="paragraph" style:parent-style-name="Standard">
      <style:text-properties officeooo:rsid="002ecad3" officeooo:paragraph-rsid="002ecad3"/>
    </style:style>
    <style:style style:name="P12" style:family="paragraph" style:parent-style-name="Standard">
      <style:text-properties officeooo:rsid="002ff509" officeooo:paragraph-rsid="002ff509"/>
    </style:style>
    <style:style style:name="P13" style:family="paragraph" style:parent-style-name="Standard">
      <style:text-properties officeooo:rsid="0032bb00" officeooo:paragraph-rsid="0032bb00"/>
    </style:style>
    <style:style style:name="P14" style:family="paragraph" style:parent-style-name="Standard">
      <style:text-properties officeooo:rsid="0034c9b9" officeooo:paragraph-rsid="0034c9b9"/>
    </style:style>
    <style:style style:name="P15" style:family="paragraph" style:parent-style-name="Standard">
      <style:text-properties officeooo:rsid="00369651" officeooo:paragraph-rsid="00369651"/>
    </style:style>
    <style:style style:name="P16" style:family="paragraph" style:parent-style-name="Standard">
      <style:text-properties officeooo:rsid="003719b2" officeooo:paragraph-rsid="003719b2"/>
    </style:style>
    <style:style style:name="P17" style:family="paragraph" style:parent-style-name="Standard">
      <style:text-properties officeooo:rsid="00380b29" officeooo:paragraph-rsid="00380b29"/>
    </style:style>
    <style:style style:name="T1" style:family="text">
      <style:text-properties officeooo:rsid="001eb078"/>
    </style:style>
    <style:style style:name="T2" style:family="text">
      <style:text-properties officeooo:rsid="002006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onstructing hyperdiverse food webs: fish gut metabarcoding as a tool to disentangle trophic interactions on coral reefs. </text:p>
      <text:p text:style-name="P1"/>
      <text:p text:style-name="P1"><text:s/><text:span text:style-name="T1">Work happening in french polynesia </text:span></text:p>
      <text:p text:style-name="P2">Building food webs from gut content metabarcoding </text:p>
      <text:p text:style-name="P2"/>
      <text:p text:style-name="P2">Very complex food webs on coral reefs – leads to oversimplified trophic groups, so species lumped into places they dont really fit. </text:p>
      <text:p text:style-name="P2"/>
      <text:p text:style-name="P2">More hollistic food webs have been compiled based on lit reviews (mostly in caribean). Most of what we know is from direct observation and gut content viewing. </text:p>
      <text:p text:style-name="P2"/>
      <text:p text:style-name="P2">Metabarcoding (amplification of mixed bag of eDNA), possible thanks to next gen sequencing. <text:span text:style-name="T2">Better method for making a food web? Maybe.</text:span></text:p>
      <text:p text:style-name="P2"/>
      <text:p text:style-name="P3">Prelim study done on triplefins and tube-blennies. Pretty network made from crustacea prey items, cool overlaps and info about whos got a broader diet illucidated (very cool). </text:p>
      <text:p text:style-name="P3"/>
      <text:p text:style-name="P3">Can this be employed across all spp? Potentially yes, requires barcoding of everything that might be in the gut to know what comes out of a metabarcode batch. </text:p>
      <text:p text:style-name="P3"/>
      <text:p text:style-name="P4">Overall aim of project – reconstruct food webs using metabarcoding. </text:p>
      <text:p text:style-name="P4"/>
      <text:p text:style-name="P5">Focused on spp primarily feeding on inverts, as wanted to use CO1 region (which is good for inverts apparently). </text:p>
      <text:p text:style-name="P5"/>
      <text:p text:style-name="P6">Used a lot (maybe too many) permutations of multivariate linear models to look for significance (this felt a litte fishing for significance-y). </text:p>
      <text:p text:style-name="P6"/>
      <text:p text:style-name="P7">Some overlap between diets of the groups studied. Found significant effect of family (significant predict) on what each spp ate. </text:p>
      <text:p text:style-name="P7"/>
      <text:p text:style-name="P8">Elucidated some really cool stuff about who’s eating what (like we see one spp that is smaller than a goat fish having eaten goat fish in abundance! Probably eating the eggs, but still cool to see). </text:p>
      <text:p text:style-name="P8"/>
      <text:p text:style-name="P9">Utility of CO1 barcoding – shows that fine scale niche partitioning is occuring on this reef, as 75% of prey spp had no overlap (specific to one predator spp). </text:p>
      <text:p text:style-name="P9"/>
      <text:p text:style-name="P10">Caveats – metabarcodiing is not infallible, some things do not aplify well, whereas others amplify really well. </text:p>
      <text:p text:style-name="P11">Limited avaliability of DNA barcode data. </text:p>
      <text:p text:style-name="P12">Stochastic environmental factors also effect diet. </text:p>
      <text:p text:style-name="P12">High cost in time and money. </text:p>
      <text:p text:style-name="P12"/>
      <text:p text:style-name="P12"/>
      <text:p text:style-name="P13">Expanding to collect across more of French polynesia, working with up to 240 fish spp (to build a more complete web).</text:p>
      <text:p text:style-name="P14">Some islands have near pristine reefs (due to a bunch of interesting factors inc. Marlin Brando, french nuclear testing and ciguterra toxin). </text:p>
      <text:p text:style-name="P14"/>
      <text:p text:style-name="P15">Reduced noise in data through rigorous collection protocol. </text:p>
      <text:p text:style-name="P16"><text:soft-page-break/>Study is ground breaking in many ways, but particularly in looking at cryptobenthic fish (due to being cryptic not many have looked at them) </text:p>
      <text:p text:style-name="P16">Collected cryptos via anaestthetic collecting. Others collected via spear fishing. </text:p>
      <text:p text:style-name="P16"/>
      <text:p text:style-name="P17">Highest resolution food web ever constructed hope to be achieved at Moorea island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2:59:03.416386677</meta:creation-date>
    <dc:date>2019-01-31T13:32:24.581950843</dc:date>
    <meta:editing-duration>PT33M10S</meta:editing-duration>
    <meta:editing-cycles>22</meta:editing-cycles>
    <meta:generator>LibreOffice/6.0.7.3$Linux_X86_64 LibreOffice_project/00m0$Build-3</meta:generator>
    <meta:document-statistic meta:table-count="0" meta:image-count="0" meta:object-count="0" meta:page-count="2" meta:paragraph-count="24" meta:word-count="419" meta:character-count="2643" meta:non-whitespace-character-count="2222"/>
  </office:meta>
</office:document-meta>
</file>